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3b8dc" style:font-name="Cambria" fo:font-size="13pt" fo:language="zxx" fo:country="none" fo:font-weight="bold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terion B: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Table_20_body" style:display-name="Table body" style:family="paragraph" style:parent-style-name="Standard">
      <style:paragraph-properties fo:margin-top="0cm" fo:margin-bottom="0.212cm" fo:line-height="100%"/>
      <style:text-properties style:font-name="Arial" fo:font-size="9.5pt" style:font-size-asian="9.5pt" style:font-name-complex="Arial" style:font-size-complex="9.5pt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e Mulkey</meta:initial-creator>
    <meta:creation-date>2010-07-06T10:53:35.17</meta:creation-date>
    <dc:date>2012-01-18T13:58:51.58</dc:date>
    <meta:editing-duration>PT09H53M19S</meta:editing-duration>
    <meta:editing-cycles>31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19"/>
  </office:meta>
</office:document-meta>
</file>